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2490000002D91A9A7AF868B5B9A.png" manifest:media-type="image/png"/>
  <manifest:file-entry manifest:full-path="Pictures/10000001000004EA000000F8563AA30F68BCFE49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oogaloo" svg:font-family="Boogaloo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monospace1" svg:font-family="monospace, 'Droid Sans Mono', monospace, monospac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left="0.176cm" fo:margin-right="0.004cm" fo:margin-top="0.157cm" fo:margin-bottom="0cm" style:contextual-spacing="false" fo:text-align="center" style:justify-single-word="false" fo:text-indent="0cm" style:auto-text-indent="false"/>
    </style:style>
    <style:style style:name="P3" style:family="paragraph" style:parent-style-name="Heading_20_1">
      <style:paragraph-properties fo:margin-left="0.176cm" fo:margin-right="0.004cm" fo:margin-top="0.157cm" fo:margin-bottom="0cm" style:contextual-spacing="false" fo:text-align="center" style:justify-single-word="false" fo:text-indent="0cm" style:auto-text-indent="false">
        <style:tab-stops>
          <style:tab-stop style:position="12.502cm"/>
        </style:tab-stops>
      </style:paragraph-properties>
    </style:style>
    <style:style style:name="P4" style:family="paragraph" style:parent-style-name="Heading_20_1">
      <style:paragraph-properties fo:margin-left="4.214cm" fo:margin-right="4.103cm" fo:margin-top="0.159cm" fo:margin-bottom="0cm" style:contextual-spacing="false" fo:text-align="center" style:justify-single-word="false" fo:text-indent="0cm" style:auto-text-indent="false"/>
    </style:style>
    <style:style style:name="P5" style:family="paragraph" style:parent-style-name="Standard">
      <style:paragraph-properties fo:margin-left="0.176cm" fo:margin-right="0cm" fo:margin-top="0.002cm" fo:margin-bottom="0cm" style:contextual-spacing="false" fo:text-indent="0cm" style:auto-text-indent="false">
        <style:tab-stops>
          <style:tab-stop style:position="10.229cm"/>
        </style:tab-stops>
      </style:paragraph-properties>
    </style:style>
    <style:style style:name="P6" style:family="paragraph" style:parent-style-name="Standard">
      <style:paragraph-properties fo:margin-left="0.176cm" fo:margin-right="0cm" fo:margin-top="0.071cm" fo:margin-bottom="0cm" style:contextual-spacing="false" fo:text-indent="0cm" style:auto-text-indent="false">
        <style:tab-stops>
          <style:tab-stop style:position="10.229cm"/>
        </style:tab-stops>
      </style:paragraph-properties>
    </style:style>
    <style:style style:name="P7" style:family="paragraph" style:parent-style-name="Standard">
      <style:paragraph-properties fo:margin-left="0.176cm" fo:margin-right="0cm" fo:margin-top="0.072cm" fo:margin-bottom="0cm" style:contextual-spacing="false" fo:text-indent="0cm" style:auto-text-indent="false">
        <style:tab-stops>
          <style:tab-stop style:position="10.229cm"/>
        </style:tab-stops>
      </style:paragraph-properties>
    </style:style>
    <style:style style:name="P8" style:family="paragraph" style:parent-style-name="Standard">
      <style:paragraph-properties fo:margin-left="0.176cm" fo:margin-right="2.783cm" fo:margin-top="0.076cm" fo:margin-bottom="0cm" style:contextual-spacing="false" fo:line-height="115%" fo:text-indent="0cm" style:auto-text-indent="false">
        <style:tab-stops>
          <style:tab-stop style:position="10.229cm"/>
        </style:tab-stops>
      </style:paragraph-properties>
    </style:style>
    <style:style style:name="P9" style:family="paragraph" style:parent-style-name="Text_20_body">
      <style:paragraph-properties fo:margin-left="0.176cm" fo:margin-right="0.318cm" fo:margin-top="0.439cm" fo:margin-bottom="0cm" style:contextual-spacing="false" fo:line-height="115%" fo:text-indent="0cm" style:auto-text-indent="false"/>
    </style:style>
    <style:style style:name="P10" style:family="paragraph" style:parent-style-name="Standard">
      <style:paragraph-properties>
        <style:tab-stops>
          <style:tab-stop style:position="9.779cm"/>
        </style:tab-stops>
      </style:paragraph-properties>
    </style:style>
    <style:style style:name="P11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font-size="12pt" fo:font-weight="bold" style:font-size-asian="12pt" style:font-weight-asian="bold"/>
    </style:style>
    <style:style style:name="P12" style:family="paragraph" style:parent-style-name="Text_20_body">
      <style:paragraph-properties fo:margin-left="0cm" fo:margin-right="0cm" fo:margin-top="0.016cm" fo:margin-bottom="0cm" style:contextual-spacing="false" fo:text-indent="0cm" style:auto-text-indent="false"/>
      <style:text-properties fo:font-size="12.5pt" fo:font-weight="bold" style:font-size-asian="12.5pt" style:font-weight-asian="bold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14" style:family="paragraph" style:parent-style-name="Standard">
      <style:paragraph-properties style:line-height-at-least="0.503cm"/>
      <style:text-properties fo:color="#d4d4d4" loext:opacity="100%" style:font-name="monospace1" fo:font-size="10.5pt" fo:font-weight="normal" fo:background-color="#1e1e1e"/>
    </style:style>
    <style:style style:name="P15" style:family="paragraph" style:parent-style-name="Standard">
      <style:paragraph-properties fo:margin-left="0.176cm" fo:margin-right="0.318cm" fo:margin-top="0.439cm" fo:margin-bottom="0cm" style:contextual-spacing="false" fo:line-height="115%" fo:text-indent="0cm" style:auto-text-indent="false"/>
      <style:text-properties fo:color="#d4d4d4" loext:opacity="100%" style:font-name="monospace1" fo:font-size="10.5pt" fo:font-weight="normal" fo:background-color="#1e1e1e" style:font-weight-asian="bold" style:font-weight-complex="bold"/>
    </style:style>
    <style:style style:name="P16" style:family="paragraph" style:parent-style-name="Standard">
      <style:paragraph-properties style:line-height-at-least="0.503cm"/>
      <style:text-properties fo:color="#6aa94f" loext:opacity="100%" style:font-name="monospace1" fo:font-size="10.5pt" fo:font-weight="normal" fo:background-color="#1e1e1e"/>
    </style:style>
    <style:style style:name="P17" style:family="paragraph" style:parent-style-name="Standard">
      <style:paragraph-properties fo:margin-left="0.176cm" fo:margin-right="0.318cm" fo:margin-top="0.439cm" fo:margin-bottom="0cm" style:contextual-spacing="false" fo:line-height="115%" fo:text-indent="0cm" style:auto-text-indent="false"/>
      <style:text-properties fo:color="#6aa94f" loext:opacity="100%" style:font-name="monospace1" fo:font-size="10.5pt" fo:font-weight="normal" fo:background-color="#1e1e1e" style:font-weight-asian="bold" style:font-weight-complex="bold"/>
    </style:style>
    <style:style style:name="P18" style:family="paragraph" style:parent-style-name="Standard">
      <style:paragraph-properties style:line-height-at-least="0.503cm"/>
    </style:style>
    <style:style style:name="P19" style:family="paragraph" style:parent-style-name="Text_20_body">
      <style:paragraph-properties fo:margin-left="0.176cm" fo:margin-right="0.318cm" fo:margin-top="0.439cm" fo:margin-bottom="0cm" style:contextual-spacing="false" fo:line-height="115%" fo:text-indent="0cm" style:auto-text-indent="false"/>
      <style:text-properties fo:font-weight="bold" style:font-weight-asian="bold" style:font-weight-complex="bold"/>
    </style:style>
    <style:style style:name="P20" style:family="paragraph" style:parent-style-name="Text_20_body">
      <style:paragraph-properties fo:margin-left="0.176cm" fo:margin-right="0.318cm" fo:margin-top="0.439cm" fo:margin-bottom="0cm" style:contextual-spacing="false" fo:line-height="115%" fo:text-indent="0cm" style:auto-text-indent="false"/>
      <style:text-properties fo:font-weight="bold" style:font-weight-asian="bold"/>
    </style:style>
    <style:style style:name="P21" style:family="paragraph" style:parent-style-name="Text_20_body">
      <style:paragraph-properties fo:margin-left="0.176cm" fo:margin-right="0.318cm" fo:margin-top="0.439cm" fo:margin-bottom="0cm" style:contextual-spacing="false" fo:line-height="115%" fo:text-indent="0cm" style:auto-text-indent="false"/>
      <style:text-properties fo:font-variant="normal" fo:text-transform="none" fo:color="#d5d5d5" loext:opacity="100%" style:font-name="monospace" fo:font-size="10.5pt" fo:letter-spacing="normal" fo:font-style="normal" fo:font-weight="normal" style:font-weight-asian="bold"/>
    </style:style>
    <style:style style:name="P22" style:family="paragraph" style:parent-style-name="Text_20_body">
      <style:paragraph-properties fo:margin-left="0.176cm" fo:margin-right="0.318cm" fo:margin-top="0.439cm" fo:margin-bottom="0cm" style:contextual-spacing="false" fo:line-height="115%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 style:font-weight-asian="bold"/>
    </style:style>
    <style:style style:name="P23" style:family="paragraph" style:parent-style-name="Text_20_body">
      <style:paragraph-properties fo:margin-left="0.176cm" fo:margin-right="0.318cm" fo:margin-top="0.439cm" fo:margin-bottom="0cm" style:contextual-spacing="false" fo:line-height="115%" fo:text-indent="0cm" style:auto-text-indent="false"/>
      <style:text-properties fo:font-variant="normal" fo:text-transform="none" fo:color="#000000" loext:opacity="100%" style:font-name="monospace" fo:font-size="10.5pt" fo:letter-spacing="normal" fo:font-style="normal" fo:font-weight="normal" fo:background-color="transparent"/>
    </style:style>
    <style:style style:name="P24" style:family="paragraph">
      <loext:graphic-properties draw:fill="solid" draw:fill-color="#000000"/>
      <style:paragraph-properties fo:text-align="start"/>
      <style:text-properties fo:font-size="18pt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fo:font-weight="bold" officeooo:rsid="00170977" style:font-size-asian="12pt" style:font-weight-asian="bold"/>
    </style:style>
    <style:style style:name="T3" style:family="text">
      <style:text-properties fo:font-size="12pt" fo:font-weight="bold" officeooo:rsid="001843cc" style:font-size-asian="12pt" style:font-weight-asian="bold"/>
    </style:style>
    <style:style style:name="T4" style:family="text">
      <style:text-properties fo:font-size="12pt" fo:font-weight="bold" officeooo:rsid="001a9f68" style:font-size-asian="12pt" style:font-weight-asian="bold"/>
    </style:style>
    <style:style style:name="T5" style:family="text">
      <style:text-properties fo:font-size="12pt" fo:letter-spacing="-0.002cm" fo:font-weight="bold" style:font-size-asian="12pt" style:font-weight-asian="bold"/>
    </style:style>
    <style:style style:name="T6" style:family="text">
      <style:text-properties fo:font-size="12pt" fo:letter-spacing="-0.002cm" fo:font-weight="bold" officeooo:rsid="00170977" style:font-size-asian="12pt" style:font-weight-asian="bold"/>
    </style:style>
    <style:style style:name="T7" style:family="text">
      <style:text-properties fo:font-size="12pt" fo:letter-spacing="-0.002cm" fo:font-weight="bold" officeooo:rsid="001843cc" style:font-size-asian="12pt" style:font-weight-asian="bold"/>
    </style:style>
    <style:style style:name="T8" style:family="text">
      <style:text-properties fo:font-size="12pt" fo:letter-spacing="-0.005cm" fo:font-weight="bold" style:font-size-asian="12pt" style:font-weight-asian="bold"/>
    </style:style>
    <style:style style:name="T9" style:family="text">
      <style:text-properties fo:font-size="12pt" fo:letter-spacing="-0.005cm" fo:font-weight="bold" officeooo:rsid="001843cc" style:font-size-asian="12pt" style:font-weight-asian="bold"/>
    </style:style>
    <style:style style:name="T10" style:family="text">
      <style:text-properties fo:font-size="12pt" fo:letter-spacing="-0.007cm" fo:font-weight="bold" style:font-size-asian="12pt" style:font-weight-asian="bold"/>
    </style:style>
    <style:style style:name="T11" style:family="text">
      <style:text-properties fo:font-weight="bold" style:font-weight-asian="bold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Boogaloo" fo:font-size="10.5pt" fo:letter-spacing="normal" fo:font-style="normal" style:text-underline-style="none" fo:font-weight="bold" officeooo:rsid="00170977" style:text-blinking="false" fo:background-color="transparent" loext:char-shading-value="0" style:font-size-asian="12pt" style:font-weight-asian="bold" style:font-weight-complex="bold" loext:padding="0cm" loext:border="none"/>
    </style:style>
    <style:style style:name="T13" style:family="text">
      <style:text-properties officeooo:rsid="001843cc"/>
    </style:style>
    <style:style style:name="T14" style:family="text">
      <style:text-properties fo:color="#000000" loext:opacity="100%"/>
    </style:style>
    <style:style style:name="T15" style:family="text">
      <style:text-properties fo:color="#d4d4d4" loext:opacity="100%" style:font-name="monospace1" fo:font-size="10.5pt" fo:font-weight="normal" fo:background-color="#1e1e1e" loext:char-shading-value="0"/>
    </style:style>
    <style:style style:name="T16" style:family="text">
      <style:text-properties fo:color="#dcdcdc" loext:opacity="100%"/>
    </style:style>
    <style:style style:name="T17" style:family="text">
      <style:text-properties fo:color="#dcdcdc" loext:opacity="100%" style:font-name="monospace1" fo:font-size="10.5pt" fo:font-weight="normal" fo:background-color="#1e1e1e" loext:char-shading-value="0"/>
    </style:style>
    <style:style style:name="T18" style:family="text">
      <style:text-properties fo:color="#ce9178" loext:opacity="100%"/>
    </style:style>
    <style:style style:name="T19" style:family="text">
      <style:text-properties fo:color="#ce9178" loext:opacity="100%" style:font-name="monospace1" fo:font-size="10.5pt" fo:font-weight="normal" fo:background-color="#1e1e1e" loext:char-shading-value="0"/>
    </style:style>
    <style:style style:name="T20" style:family="text">
      <style:text-properties fo:color="#c586c0" loext:opacity="100%"/>
    </style:style>
    <style:style style:name="T21" style:family="text">
      <style:text-properties fo:color="#dcdcaa" loext:opacity="100%"/>
    </style:style>
    <style:style style:name="T22" style:family="text">
      <style:text-properties fo:color="#dcdcaa" loext:opacity="100%" style:font-name="monospace1" fo:font-size="10.5pt" fo:font-weight="normal" fo:background-color="#1e1e1e" loext:char-shading-value="0"/>
    </style:style>
    <style:style style:name="T23" style:family="text">
      <style:text-properties fo:color="#4ec9b0" loext:opacity="100%"/>
    </style:style>
    <style:style style:name="T24" style:family="text">
      <style:text-properties fo:color="#6aa94f" loext:opacity="100%"/>
    </style:style>
    <style:style style:name="T25" style:family="text">
      <style:text-properties fo:color="#b5cea8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solid" draw:fill-color="#000000" draw:textarea-vertical-align="top" draw:auto-grow-height="false" fo:min-height="0cm" fo:min-width="16.011cm" fo:padding-top="0.125cm" fo:padding-bottom="0.125cm" fo:padding-left="0.25cm" fo:padding-right="0.25cm" fo:wrap-option="wrap" fo:margin-left="0cm" fo:margin-right="0cm" fo:margin-top="0cm" fo:margin-bottom="0.002cm" style:run-through="fore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Department of Computer Science and Engineering</text:h>
      <text:h text:style-name="P3" text:outline-level="1">Data Science</text:h>
      <text:p text:style-name="P11"/>
      <text:p text:style-name="P5"><text:span text:style-name="T1">Academic</text:span><text:span text:style-name="T5"> </text:span><text:span text:style-name="T1">Year:</text:span><text:span text:style-name="T5"> </text:span><text:span text:style-name="T1">2024-2025 <text:s text:c="35"/>Name of</text:span><text:span text:style-name="T8"> </text:span><text:span text:style-name="T1">Student:</text:span><text:span text:style-name="T4">Diya Thakkar</text:span></text:p>
      <text:p text:style-name="P6"><text:span text:style-name="T1">Semester:</text:span><text:span text:style-name="T5"> </text:span><text:span text:style-name="T7">V</text:span><text:span text:style-name="T6"> <text:s text:c="60"/></text:span><text:span text:style-name="T1">Student</text:span><text:span text:style-name="T10"> </text:span><text:span text:style-name="T1">ID:2</text:span><text:span text:style-name="T3">21070</text:span><text:span text:style-name="T4">40</text:span></text:p>
      <text:p text:style-name="P7"><text:span text:style-name="T1">Class / Branch:DS <text:s text:c="9"/></text:span><text:span text:style-name="T2"><text:s text:c="39"/></text:span><text:span text:style-name="T1">Date Of</text:span><text:span text:style-name="T5"> </text:span><text:span text:style-name="T1">Performance:</text:span><text:span text:style-name="T2">2</text:span><text:span text:style-name="T3">6</text:span><text:span text:style-name="T1">/8/24</text:span></text:p>
      <text:p text:style-name="P8"><text:span text:style-name="T1">Subject:</text:span><text:span text:style-name="T8"> </text:span><text:span text:style-name="T9">DWM</text:span><text:span text:style-name="T8"> LAB <text:s text:c="49"/></text:span><text:span text:style-name="T1">Date </text:span><text:span text:style-name="T2">of </text:span><text:span text:style-name="T1">Submission:</text:span><text:span text:style-name="T2">2</text:span><text:span text:style-name="T3">6</text:span><text:span text:style-name="T1">/8/24 </text:span></text:p>
      <text:p text:style-name="P8"><text:span text:style-name="T1">Name of</text:span><text:span text:style-name="T5"> </text:span><text:span text:style-name="T1">Instructor:</text:span><text:a xlink:type="simple" xlink:href="http://moodle.apsit.org.in/moodle/user/view.php?id=352&amp;course=1" text:style-name="Internet_20_link" text:visited-style-name="Visited_20_Internet_20_Link"><text:span text:style-name="T12">Prof. Archana Kotangale</text:span></text:a></text:p>
      <text:p text:style-name="P12"><draw:custom-shape text:anchor-type="char" draw:z-index="4" draw:name="Rectangle 2" draw:style-name="gr1" draw:text-style-name="P24" svg:width="16.511cm" svg:height="0.052cm" svg:x="2.54cm" svg:y="0.593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3"/>
      <text:h text:style-name="P4" text:outline-level="1">Experiment No. <text:span text:style-name="T13">6</text:span></text:h>
      <text:p text:style-name="P9"><text:span text:style-name="T11">Aim:</text:span>- To implement Naive Bayes classification algorithm using python</text:p>
      <text:p text:style-name="P19">Program:</text:p>
      <text:p text:style-name="P15">weather =<text:span text:style-name="T16">[</text:span><text:span text:style-name="T18">'Sunny'</text:span><text:span text:style-name="T16">,</text:span><text:span text:style-name="T18">'Sunny'</text:span><text:span text:style-name="T16">,</text:span><text:span text:style-name="T18">'Overcast'</text:span><text:span text:style-name="T16">,</text:span><text:span text:style-name="T18">'Rainy'</text:span><text:span text:style-name="T16">,</text:span><text:span text:style-name="T18">'Rainy'</text:span><text:span text:style-name="T16">,</text:span><text:span text:style-name="T18">'Rainy'</text:span><text:span text:style-name="T16">,</text:span><text:span text:style-name="T18">'Overcast'</text:span><text:span text:style-name="T16">,</text:span><text:span text:style-name="T18">'Sunny'</text:span><text:span text:style-name="T16">,</text:span><text:span text:style-name="T18">'Sunny'</text:span><text:span text:style-name="T16">,</text:span> <text:span text:style-name="T18">'Rainy'</text:span><text:span text:style-name="T16">,</text:span><text:span text:style-name="T18">'Sunny'</text:span><text:span text:style-name="T16">,</text:span><text:span text:style-name="T18">'Overcast'</text:span><text:span text:style-name="T16">,</text:span><text:span text:style-name="T18">'Overcast'</text:span><text:span text:style-name="T16">,</text:span><text:span text:style-name="T18">'Rainy'</text:span><text:span text:style-name="T16">]</text:span></text:p>
      <text:p text:style-name="P14">temp =<text:span text:style-name="T16">[</text:span><text:span text:style-name="T18">'Hot'</text:span><text:span text:style-name="T16">,</text:span><text:span text:style-name="T18">'Hot'</text:span><text:span text:style-name="T16">,</text:span><text:span text:style-name="T18">'Hot'</text:span><text:span text:style-name="T16">,</text:span><text:span text:style-name="T18">'Mild'</text:span><text:span text:style-name="T16">,</text:span><text:span text:style-name="T18">'Cool'</text:span><text:span text:style-name="T16">,</text:span><text:span text:style-name="T18">'Cool'</text:span><text:span text:style-name="T16">,</text:span><text:span text:style-name="T18">'Cool'</text:span><text:span text:style-name="T16">,</text:span><text:span text:style-name="T18">'Mild'</text:span><text:span text:style-name="T16">,</text:span><text:span text:style-name="T18">'Cool'</text:span><text:span text:style-name="T16">,</text:span><text:span text:style-name="T18">'Mild'</text:span><text:span text:style-name="T16">,</text:span><text:span text:style-name="T18">'Mild'</text:span><text:span text:style-name="T16">,</text:span><text:span text:style-name="T18">'Mild'</text:span><text:span text:style-name="T16">,</text:span><text:span text:style-name="T18">'Hot'</text:span><text:span text:style-name="T16">,</text:span><text:span text:style-name="T18">'Mild'</text:span><text:span text:style-name="T16">]</text:span></text:p>
      <text:p text:style-name="P14">play =<text:span text:style-name="T16">[</text:span><text:span text:style-name="T18">'No'</text:span><text:span text:style-name="T16">,</text:span><text:span text:style-name="T18">'No'</text:span><text:span text:style-name="T16">,</text:span><text:span text:style-name="T18">'Yes'</text:span><text:span text:style-name="T16">,</text:span><text:span text:style-name="T18">'Yes'</text:span><text:span text:style-name="T16">,</text:span><text:span text:style-name="T18">'Yes'</text:span><text:span text:style-name="T16">,</text:span><text:span text:style-name="T18">'No'</text:span><text:span text:style-name="T16">,</text:span><text:span text:style-name="T18">'Yes'</text:span><text:span text:style-name="T16">,</text:span><text:span text:style-name="T18">'No'</text:span><text:span text:style-name="T16">,</text:span><text:span text:style-name="T18">'Yes'</text:span><text:span text:style-name="T16">,</text:span><text:span text:style-name="T18">'Yes'</text:span><text:span text:style-name="T16">,</text:span><text:span text:style-name="T18">'Yes'</text:span><text:span text:style-name="T16">,</text:span><text:span text:style-name="T18">'Yes'</text:span><text:span text:style-name="T16">,</text:span><text:span text:style-name="T18">'Yes'</text:span><text:span text:style-name="T16">,</text:span><text:span text:style-name="T18">'No'</text:span><text:span text:style-name="T16">]</text:span></text:p>
      <text:p text:style-name="P17"># Import LabelEncoder</text:p>
      <text:p text:style-name="P14"><text:span text:style-name="T20">from</text:span> sklearn <text:span text:style-name="T20">import</text:span> preprocessing</text:p>
      <text:p text:style-name="P16">#creating labelEncoder</text:p>
      <text:p text:style-name="P14">le = preprocessing.LabelEncoder<text:span text:style-name="T16">()</text:span></text:p>
      <text:p text:style-name="P16"># Converting string labels into numbers.</text:p>
      <text:p text:style-name="P14">weather_encoded=le.fit_transform<text:span text:style-name="T16">(</text:span>weather<text:span text:style-name="T16">)</text:span></text:p>
      <text:p text:style-name="P14"><text:span text:style-name="T21">print</text:span><text:span text:style-name="T16">(</text:span>weather_encoded<text:span text:style-name="T16">)</text:span></text:p>
      <text:p text:style-name="P15">temp_encoded=le.fit_transform<text:span text:style-name="T16">(</text:span>temp<text:span text:style-name="T16">)</text:span></text:p>
      <text:p text:style-name="P14">label=le.fit_transform<text:span text:style-name="T16">(</text:span>play<text:span text:style-name="T16">)</text:span></text:p>
      <text:p text:style-name="P14"><text:span text:style-name="T21">print</text:span><text:span text:style-name="T16">(</text:span><text:span text:style-name="T18">"Temp:"</text:span><text:span text:style-name="T16">,</text:span>temp_encoded<text:span text:style-name="T16">)</text:span></text:p>
      <text:p text:style-name="P14"><text:span text:style-name="T21">print</text:span><text:span text:style-name="T16">(</text:span><text:span text:style-name="T18">"Play:"</text:span><text:span text:style-name="T16">,</text:span>label<text:span text:style-name="T16">)</text:span></text:p>
      <text:p text:style-name="P17">#Combinig weather and temp into a single list of tuples</text:p>
      <text:p text:style-name="P14">features = <text:span text:style-name="T21">zip</text:span><text:span text:style-name="T16">(</text:span>weather_encoded<text:span text:style-name="T16">,</text:span> temp_encoded<text:span text:style-name="T16">)</text:span></text:p>
      <text:p text:style-name="P14">X=weather_encoded</text:p>
      <text:p text:style-name="P14">Y=temp_encoded</text:p>
      <text:p text:style-name="P16"><text:soft-page-break/>#print(features)</text:p>
      <text:p text:style-name="P14"><text:span text:style-name="T21">print</text:span><text:span text:style-name="T16">(</text:span><text:span text:style-name="T23">list</text:span><text:span text:style-name="T16">(</text:span><text:span text:style-name="T21">zip</text:span><text:span text:style-name="T16">(</text:span>X<text:span text:style-name="T16">,</text:span> Y<text:span text:style-name="T16">)))</text:span></text:p>
      <text:p text:style-name="P14">features=<text:span text:style-name="T23">list</text:span><text:span text:style-name="T16">(</text:span><text:span text:style-name="T21">zip</text:span><text:span text:style-name="T16">(</text:span>X<text:span text:style-name="T16">,</text:span> Y<text:span text:style-name="T16">))</text:span></text:p>
      <text:p text:style-name="P16">#print([i for i in zip(X, Y)])</text:p>
      <text:p text:style-name="P17">#Import Gaussian Naive Bayes model</text:p>
      <text:p text:style-name="P14"><text:span text:style-name="T20">from</text:span> sklearn.naive_bayes <text:span text:style-name="T20">import</text:span> GaussianNB<text:span text:style-name="T24">#Create a Gaussian Classifier</text:span></text:p>
      <text:p text:style-name="P14">model = GaussianNB<text:span text:style-name="T16">()</text:span><text:span text:style-name="T24"># Train the model using the training sets</text:span></text:p>
      <text:p text:style-name="P14">model.fit<text:span text:style-name="T16">(</text:span>features<text:span text:style-name="T16">,</text:span>label<text:span text:style-name="T16">)</text:span><text:span text:style-name="T24">#Predict Output</text:span></text:p>
      <text:p text:style-name="P14">predicted= model.predict<text:span text:style-name="T16">([[</text:span><text:span text:style-name="T25">0</text:span><text:span text:style-name="T16">,</text:span><text:span text:style-name="T25">2</text:span><text:span text:style-name="T16">]])</text:span> <text:span text:style-name="T24"># 0:Overcast, 2:Mild</text:span></text:p>
      <text:p text:style-name="P18"><text:span text:style-name="T22">print</text:span><text:span text:style-name="T17">(</text:span><text:span text:style-name="T19">"Predicted Value:"</text:span><text:span text:style-name="T17">,</text:span><text:span text:style-name="T15"> predicted</text:span><text:span text:style-name="T17">)</text:span></text:p>
      <text:p text:style-name="P20">Output:-</text:p>
      <text:p text:style-name="P22">[2 2 0 1 1 1 0 2 2 1 2 0 0 1]</text:p>
      <text:p text:style-name="P22">Temp: [1 1 1 2 0 0 0 2 0 2 2 2 1 2] Play: [0 0 1 1 1 0 1 0 1 1 1 1 1 0]</text:p>
      <text:p text:style-name="P21"><text:span text:style-name="T14">[(2, 1), (2, 1), (0, 1), (1, 2), (1, 0), (1, 0), (0, 0), (2, 2), (2, 0), (1, 2), (2, 2), (0, 2), (0, 1), (1, 2)</text:span>]</text:p>
      <text:p text:style-name="P23">Predicted Value: [1]</text:p>
      <text:p text:style-name="P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oogaloo" svg:font-family="Boogaloo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monospace" svg:font-family="monospace"/>
    <style:font-face style:name="monospace1" svg:font-family="monospace, 'Droid Sans Mono', 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0" fo:widows="0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1pt" fo:language="en" fo:country="US" style:letter-kerning="false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176cm" fo:margin-right="0cm" fo:text-indent="0cm" style:auto-text-indent="false"/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176cm" fo:margin-right="0cm" fo:margin-top="0.138cm" fo:margin-bottom="0cm" style:contextual-spacing="false" fo:text-indent="0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.519cm" fo:margin-bottom="1.27cm" fo:margin-left="2.364cm" fo:margin-right="2.469cm" style:writing-mode="lr-tb" style:layout-grid-color="#c0c0c0" style:layout-grid-lines="1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.00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4" text:anchor-type="as-char" svg:width="16.757cm" svg:height="2.963cm" draw:z-index="1"><draw:image xlink:href="Pictures/10000001000004EA000000F8563AA30F68BCFE49.png" xlink:type="simple" xlink:show="embed" xlink:actuate="onLoad" draw:mime-type="image/png"/></draw:frame></text:p>
      </style:header>
      <style:footer>
        <text:p text:style-name="MP1"><draw:frame draw:style-name="Mfr1" draw:name="Picture 5" text:anchor-type="as-char" svg:width="7.789cm" svg:height="0.6cm" draw:z-index="3"><draw:image xlink:href="Pictures/10000001000002490000002D91A9A7AF868B5B9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7T11:10:00</meta:creation-date>
    <meta:initial-creator>Lenovo</meta:initial-creator>
    <dc:language>en-IN</dc:language>
    <dc:date>2024-09-23T16:22:07.428311485</dc:date>
    <meta:editing-cycles>7</meta:editing-cycles>
    <meta:editing-duration>PT26M49S</meta:editing-duration>
    <meta:generator>LibreOffice/7.3.7.2$Linux_X86_64 LibreOffice_project/30$Build-2</meta:generator>
    <meta:document-statistic meta:table-count="0" meta:image-count="2" meta:object-count="0" meta:page-count="2" meta:paragraph-count="45" meta:word-count="215" meta:character-count="1960" meta:non-whitespace-character-count="1595"/>
    <meta:user-defined meta:name="AppVersion">15.0000</meta:user-defined>
    <meta:user-defined meta:name="Created" meta:value-type="date">2020-02-02T00:00:00</meta:user-defined>
    <meta:user-defined meta:name="Creator">WPS Writer</meta:user-defined>
    <meta:user-defined meta:name="LastSaved" meta:value-type="date">2021-03-05T00:00:00</meta:user-defined>
    <meta:template xlink:type="simple" xlink:actuate="onRequest" xlink:title="Normal" xlink:href=""/>
  </office:meta>
</office:document-meta>
</file>